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7754fc" style:parent-style-name="Table_20_Contents">
      <style:text-properties fo:background-color="#00cc33"/>
    </style:style>
    <style:style style:family="paragraph" style:name="ae0fdab" style:parent-style-name="Table_20_Contents">
      <style:text-properties fo:background-color="#00cc33"/>
    </style:style>
    <style:style style:family="paragraph" style:name="adecbc9" style:parent-style-name="Table_20_Contents">
      <style:text-properties fo:background-color="#00cc33"/>
    </style:style>
    <style:style style:family="paragraph" style:name="a601df3" style:parent-style-name="Table_20_Contents">
      <style:text-properties fo:background-color="#00cc33"/>
    </style:style>
    <style:style style:family="paragraph" style:name="a6a674c" style:parent-style-name="Table_20_Contents">
      <style:text-properties fo:background-color="#00cc33"/>
    </style:style>
    <style:style style:family="paragraph" style:name="a848282" style:parent-style-name="Table_20_Contents">
      <style:text-properties fo:background-color="#00cc33"/>
    </style:style>
    <style:style style:family="paragraph" style:name="ae21866" style:parent-style-name="Table_20_Contents">
      <style:text-properties fo:background-color="#00cc33"/>
    </style:style>
    <style:style style:family="paragraph" style:name="ad7549e" style:parent-style-name="Table_20_Contents">
      <style:text-properties fo:background-color="#00cc33"/>
    </style:style>
    <style:style style:family="paragraph" style:name="a36abe2" style:parent-style-name="Table_20_Contents">
      <style:text-properties fo:background-color="#00cc33"/>
    </style:style>
    <style:style style:family="paragraph" style:name="aab40a5" style:parent-style-name="Table_20_Contents">
      <style:text-properties fo:background-color="#00cc33"/>
    </style:style>
    <style:style style:family="paragraph" style:name="a53d878" style:parent-style-name="Table_20_Contents">
      <style:text-properties fo:background-color="#00cc33"/>
    </style:style>
    <style:style style:family="paragraph" style:name="a354ca4" style:parent-style-name="Table_20_Contents">
      <style:text-properties fo:background-color="#00cc33"/>
    </style:style>
    <style:style style:family="paragraph" style:name="a4d31af" style:parent-style-name="Table_20_Contents">
      <style:text-properties fo:background-color="#00cc33"/>
    </style:style>
    <style:style style:family="paragraph" style:name="a984591" style:parent-style-name="Table_20_Contents">
      <style:text-properties fo:background-color="#00cc33"/>
    </style:style>
    <style:style style:family="paragraph" style:name="abc8c9e" style:parent-style-name="Table_20_Contents">
      <style:text-properties fo:background-color="#00cc33"/>
    </style:style>
    <style:style style:family="paragraph" style:name="aeb0e79" style:parent-style-name="Table_20_Contents">
      <style:text-properties fo:background-color="#00cc33"/>
    </style:style>
    <style:style style:family="paragraph" style:name="abeeae2" style:parent-style-name="Table_20_Contents">
      <style:text-properties fo:background-color="#00cc33"/>
    </style:style>
    <style:style style:family="paragraph" style:name="ae701ee" style:parent-style-name="Table_20_Contents">
      <style:text-properties fo:background-color="#00cc33"/>
    </style:style>
    <style:style style:family="paragraph" style:name="a659346" style:parent-style-name="Table_20_Contents">
      <style:text-properties fo:background-color="#00cc33"/>
    </style:style>
    <style:style style:family="paragraph" style:name="a58a76e" style:parent-style-name="Table_20_Contents">
      <style:text-properties fo:background-color="#00cc33"/>
    </style:style>
    <style:style style:family="paragraph" style:name="ae2def6" style:parent-style-name="Table_20_Contents">
      <style:text-properties fo:background-color="#00cc33"/>
    </style:style>
    <style:style style:family="paragraph" style:name="ab77bbb" style:parent-style-name="Table_20_Contents">
      <style:text-properties fo:background-color="#00cc33"/>
    </style:style>
    <style:style style:family="paragraph" style:name="ab5fac4" style:parent-style-name="Table_20_Contents">
      <style:text-properties fo:background-color="#00cc33"/>
    </style:style>
    <style:style style:family="table-cell" style:name="ab7c09a">
      <style:table-cell-properties fo:background-color="#00cc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paragraph" style:name="ac360d1" style:parent-style-name="Table_20_Contents">
      <style:text-properties fo:background-color="#00cc33"/>
    </style:style>
    <style:style style:family="table-cell" style:name="a85eddb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c47571" style:parent-style-name="Table_20_Contents">
      <style:text-properties fo:background-color="#00cc33"/>
    </style:style>
    <style:style style:family="table-cell" style:name="afc2e3d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4c3ba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4df92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143d6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052b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3ba6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8cfb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d3df27" style:parent-style-name="Table_20_Contents">
      <style:text-properties fo:background-color="#00cc33"/>
    </style:style>
    <style:style style:data-style-name="N0" style:family="table-cell" style:name="ad105d5">
      <style:table-cell-properties fo:background-color="#00cc33"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53ad19" style:parent-style-name="Table_20_Contents">
      <style:text-properties fo:background-color="#00cc33"/>
    </style:style>
    <style:style style:data-style-name="N0" style:family="table-cell" style:name="ac57ae8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adb36c" style:parent-style-name="Table_20_Contents">
      <style:text-properties fo:background-color="#00cc33"/>
    </style:style>
    <style:style style:data-style-name="N0" style:family="table-cell" style:name="a38306e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cce00a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e4a440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4a498b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fccdef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b837cd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6d0105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af4f9f">
      <style:table-column-properties style:rel-column-width="7287*"/>
    </style:style>
    <style:style style:family="table-column" style:name="a97efc3">
      <style:table-column-properties style:rel-column-width="7281*"/>
    </style:style>
    <style:style style:family="table" style:name="a8c971a">
      <style:table-properties style:width="17.0cm" table:align="left"/>
    </style:style>
    <number:number-style style:name="N0">
      <number:number number:min-integer-digits="1"/>
    </number:number-style>
    <style:style style:family="table-column" style:name="ac8a781">
      <style:table-column-properties style:column-width="11.33mm"/>
    </style:style>
    <style:style style:family="table-column" style:name="ab2b437">
      <style:table-column-properties style:column-width="11.34mm"/>
    </style:style>
    <style:style style:family="table" style:name="a78ad51">
      <style:table-properties style:rel-width="100%" style:width="17.0cm" table:align="left"/>
    </style:style>
  </office:automatic-styles>
  <office:body>
    <office:text>
      <table:table table:style-name="a78ad51">
        <table:table-column table:number-columns-repeated="13" table:style-name="ac8a781"/>
        <table:table-column table:number-columns-repeated="2" table:style-name="ab2b437"/>
        <table:table-row>
          <table:table-cell table:style-name="a6d0105">
            <text:p text:style-name="Table_20_Contents">0</text:p>
          </table:table-cell>
          <table:table-cell table:style-name="a6d0105">
            <text:p text:style-name="Table_20_Contents"/>
          </table:table-cell>
          <table:table-cell table:style-name="ab837cd">
            <text:p text:style-name="Table_20_Contents">1</text:p>
          </table:table-cell>
          <table:table-cell table:style-name="afccdef">
            <text:p text:style-name="Table_20_Contents">2</text:p>
          </table:table-cell>
          <table:table-cell table:style-name="a4a498b">
            <text:p text:style-name="Table_20_Contents">3</text:p>
          </table:table-cell>
          <table:table-cell table:style-name="a4a498b">
            <text:p text:style-name="Table_20_Contents"/>
          </table:table-cell>
          <table:table-cell table:style-name="ae4a440">
            <text:p text:style-name="Table_20_Contents">4</text:p>
          </table:table-cell>
          <table:table-cell table:style-name="acce00a">
            <text:p text:style-name="Table_20_Contents">5</text:p>
          </table:table-cell>
          <table:table-cell table:style-name="acce00a">
            <text:p text:style-name="a58a76e"/>
          </table:table-cell>
          <table:table-cell table:style-name="a38306e">
            <text:p text:style-name="aadb36c">6</text:p>
          </table:table-cell>
          <table:table-cell table:style-name="a38306e">
            <text:p text:style-name="ae701ee"/>
          </table:table-cell>
          <table:table-cell table:style-name="a38306e">
            <text:p text:style-name="ab77bbb"/>
          </table:table-cell>
          <table:table-cell table:style-name="ac57ae8">
            <text:p text:style-name="a53ad19">7</text:p>
          </table:table-cell>
          <table:table-cell table:style-name="ad105d5">
            <text:p text:style-name="ad3df27">8</text:p>
          </table:table-cell>
          <table:table-cell table:style-name="ad105d5">
            <text:p text:style-name="aeb0e79"/>
          </table:table-cell>
        </table:table-row>
        <table:table-row>
          <table:table-cell table:style-name="a6d0105">
            <text:p text:style-name="Table_20_Contents"/>
          </table:table-cell>
          <table:table-cell table:style-name="a6d0105">
            <text:p text:style-name="Table_20_Contents"/>
          </table:table-cell>
          <table:table-cell table:style-name="ab837cd">
            <text:p text:style-name="Table_20_Contents"/>
          </table:table-cell>
          <table:table-cell table:style-name="afccdef">
            <text:p text:style-name="Table_20_Contents"/>
          </table:table-cell>
          <table:table-cell table:style-name="a4a498b">
            <text:p text:style-name="Table_20_Contents"/>
          </table:table-cell>
          <table:table-cell table:style-name="a4a498b">
            <text:p text:style-name="Table_20_Contents"/>
          </table:table-cell>
          <table:table-cell table:style-name="ae4a440">
            <text:p text:style-name="Table_20_Contents"/>
          </table:table-cell>
          <table:table-cell table:style-name="acce00a">
            <text:p text:style-name="Table_20_Contents"/>
          </table:table-cell>
          <table:table-cell table:style-name="acce00a">
            <text:p text:style-name="ae21866"/>
          </table:table-cell>
          <table:table-cell table:style-name="a38306e">
            <text:p text:style-name="a848282"/>
          </table:table-cell>
          <table:table-cell table:style-name="a38306e">
            <text:p text:style-name="a6a674c"/>
          </table:table-cell>
          <table:table-cell table:style-name="a38306e">
            <text:p text:style-name="a601df3"/>
          </table:table-cell>
          <table:table-cell table:style-name="ac57ae8">
            <text:p text:style-name="adecbc9"/>
          </table:table-cell>
          <table:table-cell table:style-name="ad105d5">
            <text:p text:style-name="ae0fdab"/>
          </table:table-cell>
          <table:table-cell table:style-name="ad105d5">
            <text:p text:style-name="a7754fc"/>
          </table:table-cell>
        </table:table-row>
        <table:table-row>
          <table:table-cell table:style-name="ac8cfb7">
            <text:p text:style-name="Table_20_Contents">a</text:p>
          </table:table-cell>
          <table:table-cell table:style-name="ac8cfb7">
            <text:p text:style-name="Table_20_Contents"/>
          </table:table-cell>
          <table:table-cell table:style-name="a93ba65">
            <text:p text:style-name="Table_20_Contents">b</text:p>
          </table:table-cell>
          <table:table-cell table:style-name="a3052b8">
            <text:p text:style-name="Table_20_Contents">c</text:p>
          </table:table-cell>
          <table:table-cell table:style-name="a6143d6">
            <text:p text:style-name="Table_20_Contents">d</text:p>
          </table:table-cell>
          <table:table-cell table:style-name="a6143d6">
            <text:p text:style-name="Table_20_Contents"/>
          </table:table-cell>
          <table:table-cell table:style-name="ae4df92">
            <text:p text:style-name="Table_20_Contents">e</text:p>
          </table:table-cell>
          <table:table-cell table:style-name="a14c3ba">
            <text:p text:style-name="Table_20_Contents">f</text:p>
          </table:table-cell>
          <table:table-cell table:style-name="a14c3ba">
            <text:p text:style-name="a659346"/>
          </table:table-cell>
          <table:table-cell table:style-name="afc2e3d">
            <text:p text:style-name="ac47571">g</text:p>
          </table:table-cell>
          <table:table-cell table:style-name="afc2e3d">
            <text:p text:style-name="abeeae2"/>
          </table:table-cell>
          <table:table-cell table:style-name="afc2e3d">
            <text:p text:style-name="ae2def6"/>
          </table:table-cell>
          <table:table-cell table:style-name="a85eddb">
            <text:p text:style-name="ac360d1">h</text:p>
          </table:table-cell>
          <table:table-cell table:style-name="ab7c09a">
            <text:p text:style-name="ab5fac4">i</text:p>
          </table:table-cell>
          <table:table-cell table:style-name="ab7c09a">
            <text:p text:style-name="abc8c9e"/>
          </table:table-cell>
        </table:table-row>
        <table:table-row>
          <table:table-cell table:style-name="ac8cfb7">
            <text:p text:style-name="Table_20_Contents"/>
          </table:table-cell>
          <table:table-cell table:style-name="ac8cfb7">
            <text:p text:style-name="Table_20_Contents"/>
          </table:table-cell>
          <table:table-cell table:style-name="a93ba65">
            <text:p text:style-name="Table_20_Contents"/>
          </table:table-cell>
          <table:table-cell table:style-name="a3052b8">
            <text:p text:style-name="Table_20_Contents"/>
          </table:table-cell>
          <table:table-cell table:style-name="a6143d6">
            <text:p text:style-name="Table_20_Contents"/>
          </table:table-cell>
          <table:table-cell table:style-name="a6143d6">
            <text:p text:style-name="Table_20_Contents"/>
          </table:table-cell>
          <table:table-cell table:style-name="ae4df92">
            <text:p text:style-name="Table_20_Contents"/>
          </table:table-cell>
          <table:table-cell table:style-name="a14c3ba">
            <text:p text:style-name="Table_20_Contents"/>
          </table:table-cell>
          <table:table-cell table:style-name="a14c3ba">
            <text:p text:style-name="a984591"/>
          </table:table-cell>
          <table:table-cell table:style-name="afc2e3d">
            <text:p text:style-name="a4d31af"/>
          </table:table-cell>
          <table:table-cell table:style-name="afc2e3d">
            <text:p text:style-name="a354ca4"/>
          </table:table-cell>
          <table:table-cell table:style-name="afc2e3d">
            <text:p text:style-name="a53d878"/>
          </table:table-cell>
          <table:table-cell table:style-name="a85eddb">
            <text:p text:style-name="aab40a5"/>
          </table:table-cell>
          <table:table-cell table:style-name="ab7c09a">
            <text:p text:style-name="a36abe2"/>
          </table:table-cell>
          <table:table-cell table:style-name="ab7c09a">
            <text:p text:style-name="ad7549e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8</dc:date>
    <meta:editing-cycles>2</meta:editing-cycles>
    <meta:editing-duration>PT0.016S</meta:editing-duration>
  </office:meta>
</office:document-meta>
</file>